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xpressionException.getExpression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pressionException.Expression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xpressionException.ExpressionException( @ Nullable String expressionString , int position ,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xpressionException.ExpressionException( int position ,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xpressionException.get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pressionException.getSimple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pressionException.ExpressionException( String message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xpressionException.getPos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pressionException.ExpressionException( int position , String message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xpressionException.ExpressionException( @ Nullable String expressionString ,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xpressionException.toDetailedString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8">
            <text:p text:style-name="Table_20_Contents">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